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zxx" fo:country="none" style:font-size-asian="18pt" style:language-asian="zxx" style:country-asian="none" style:font-size-complex="18pt" style:language-complex="zxx" style:country-complex="none"/>
    </style:style>
    <style:style style:name="P2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paragraph-rsid="0012e152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paragraph-rsid="00170191" style:language-asian="zxx" style:country-asian="none" style:language-complex="zxx" style:country-complex="none"/>
    </style:style>
    <style:style style:name="P5" style:family="paragraph" style:parent-style-name="Standard"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P6" style:family="paragraph" style:parent-style-name="Standard">
      <style:text-properties fo:font-size="13pt" fo:language="zxx" fo:country="none" style:font-size-asian="13pt" style:language-asian="zxx" style:country-asian="none" style:font-size-complex="13pt" style:language-complex="zxx" style:country-complex="none"/>
    </style:style>
    <style:style style:name="P7" style:family="paragraph" style:parent-style-name="Standard">
      <style:text-properties fo:font-size="13pt" fo:language="zxx" fo:country="none" officeooo:rsid="0012a8d8" officeooo:paragraph-rsid="0012a8d8" style:font-size-asian="13pt" style:language-asian="zxx" style:country-asian="none" style:font-size-complex="13pt" style:language-complex="zxx" style:country-complex="none"/>
    </style:style>
    <style:style style:name="P8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paragraph-rsid="00170191" style:language-asian="zxx" style:country-asian="none" style:language-complex="zxx" style:country-complex="none"/>
    </style:style>
    <style:style style:name="P10" style:family="paragraph" style:parent-style-name="Standard">
      <style:text-properties fo:language="zxx" fo:country="none" officeooo:paragraph-rsid="00195e80" style:language-asian="zxx" style:country-asian="none" style:language-complex="zxx" style:country-complex="none"/>
    </style:style>
    <style:style style:name="T1" style:family="text">
      <style:text-properties officeooo:rsid="0012a8d8"/>
    </style:style>
    <style:style style:name="T2" style:family="text">
      <style:text-properties officeooo:rsid="0012e152"/>
    </style:style>
    <style:style style:name="T3" style:family="text">
      <style:text-properties officeooo:rsid="001490ef"/>
    </style:style>
    <style:style style:name="T4" style:family="text">
      <style:text-properties officeooo:rsid="00160ba3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195e80"/>
    </style:style>
    <style:style style:name="T7" style:family="text">
      <style:text-properties officeooo:rsid="00195e8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VM instruction set</text:p>
      <text:p text:style-name="P1"/>
      <text:p text:style-name="P2"/>
      <text:p text:style-name="P5">Terminology</text:p>
      <text:p text:style-name="P2">A command is a specific action performed by a TVM expressed as a number.</text:p>
      <text:p text:style-name="P2">A flag is a special number applied to a command to specify the command.</text:p>
      <text:p text:style-name="P2">A statement is a collection of command, flag, and data.</text:p>
      <text:p text:style-name="P2">Directives are special instructions that have a high priority and can affect the execution of a program or other commands.</text:p>
      <text:p text:style-name="P2"/>
      <text:p text:style-name="P2">nil is a low priority Directive indicating the absence of something (flag, data), code (0).</text:p>
      <text:p text:style-name="P2"/>
      <text:p text:style-name="P5">A list of commands, flags, and directives, and their General meaning.</text:p>
      <text:p text:style-name="P2"/>
      <text:p text:style-name="P7">Commands:</text:p>
      <text:p text:style-name="P2">CRG – code (1) register selection</text:p>
      <text:p text:style-name="P2">CRC – code (2) cell selection</text:p>
      <text:p text:style-name="P2">PRG – code (3) put data in the zero cell of the selected register</text:p>
      <text:p text:style-name="P3">PRC – code (4) put the data in the selected cell in the selected register</text:p>
      <text:p text:style-name="P3">G<text:span text:style-name="T2">JP –</text:span> code (5) go to JPT with the selected code</text:p>
      <text:p text:style-name="P3">COM – code (9) using the instruction with the selected code</text:p>
      <text:p text:style-name="P3">PUT – code (10) display values</text:p>
      <text:p text:style-name="P3">ACCADD – code (14) increases the value in the battery by the selected number of units.</text:p>
      <text:p text:style-name="P3">ACCSUBT – code (15) reduces the value in the battery by the selected number of units.</text:p>
      <text:p text:style-name="P3">CMP – code (16) comparison of register values.</text:p>
      <text:p text:style-name="P3">INPUT – code (18) enter values using the keyboard.</text:p>
      <text:p text:style-name="P3">ACCMULT – code (19) multiplication of the <text:span text:style-name="T2">accumulator</text:span>.</text:p>
      <text:p text:style-name="P3">ACCDIV – code (20) <text:span text:style-name="T2">accumulator</text:span> division.</text:p>
      <text:p text:style-name="P3">PUSH code (200) add a new item to the stack.</text:p>
      <text:p text:style-name="P3">EJECT – code (201) extract an element from the stack.</text:p>
      <text:p text:style-name="P3">SUM – code (202) sum of the values of the stack.</text:p>
      <text:p text:style-name="P3">OUTPUT – code (203) the output of the head stack element.</text:p>
      <text:p text:style-name="P2"/>
      <text:p text:style-name="P6"><text:span text:style-name="T1">Flags</text:span>:</text:p>
      <text:p text:style-name="P3">STDI – code (1) indicates that the data is a number</text:p>
      <text:p text:style-name="P3">STDA – code (2) indicates that the data is a register address</text:p>
      <text:p text:style-name="P3">STDC – code (3) indicates that the data is the address of the register in which the ASCII code of the character is located.</text:p>
      <text:p text:style-name="P3">CWR – code (4) indicates that the data is an ASCII character code.</text:p>
      <text:p text:style-name="P3">VWR – code (5) indicates that the data is a number.</text:p>
      <text:p text:style-name="P3">ALL – code (6) indicates that the command applies to the entire code.</text:p>
      <text:p text:style-name="P3">ACC – code (7) indicates that the command is applied to the <text:span text:style-name="T2">accumulator</text:span>.</text:p>
      <text:p text:style-name="P4">NUM – code (300) indicates that the data is a number from the head of the stack.</text:p>
      <text:p text:style-name="P4">SYM – code (302) indicates that the data is a symbol from the head of the stack.</text:p>
      <text:p text:style-name="P10">STACK <text:s/>– code (108) indicates that the data is the head of the stack.</text:p>
      <text:p text:style-name="P2"/>
      <text:p text:style-name="P6">Directives:</text:p>
      <text:p text:style-name="P3">JPT – code (6) creates a label.</text:p>
      <text:p text:style-name="P3">DEB – code (7) displays the number of the memory cell to be read.</text:p>
      <text:p text:style-name="P3">MAIN – code (8) indicates the beginning of the program.</text:p>
      <text:p text:style-name="P3">RESTART – code (11) starts execution of the program again.</text:p>
      <text:p text:style-name="P3"><text:soft-page-break/>QUIT – code (12) terminates the program.</text:p>
      <text:p text:style-name="P3">CLEAR – code (13) erase the program code from the memory.</text:p>
      <text:p text:style-name="P3">GOBACK – code (17) returns the program execution to the initial point.</text:p>
      <text:p text:style-name="P3">END – code (3070) end of the program.</text:p>
      <text:p text:style-name="P2"/>
      <text:p text:style-name="P5">Instructions and their meaning:</text:p>
      <text:p text:style-name="P2"/>
      <text:p text:style-name="P2">Species conventions: I will use the following notation to refer to instructions:</text:p>
      <text:p text:style-name="P2"/>
      <text:p text:style-name="P2">[Command] [Flag / nil] [Data / nil]</text:p>
      <text:p text:style-name="P2"/>
      <text:p text:style-name="P3">[CRG] [STDI] [N] – select zero cell of register N.</text:p>
      <text:p text:style-name="P2">[CRG] [STDA] [N] – select a specific register cell, N has the following form: RC, where R is the register number R &gt;= 1, C is the register cell number C &gt;= 0.</text:p>
      <text:p text:style-name="P2"/>
      <text:p text:style-name="P3">[CRC] [STDI] [N] – select cell N, the register previously selected using [CRG] [STDI] [N].</text:p>
      <text:p text:style-name="P2"/>
      <text:p text:style-name="P3">[PRG] [STDI] [N] – put the value of N in the zero cell of the register selected using [CRG] [STDI] [N].</text:p>
      <text:p text:style-name="P2">[PRG] [STDA] [N] — put data In n in the selected register cell using [CRG] [STDA] [N].</text:p>
      <text:p text:style-name="P2"/>
      <text:p text:style-name="P2">[PRC] [STDI] [N] — select cell n of the selected register using [CRG] [STDI] [N].</text:p>
      <text:p text:style-name="P2">[PRC] [STDA] [N, M] – moving values from register N to M, N and M have the following form: RC, where R is register number R &gt;= 1, C is register cell number C &gt;= 0.</text:p>
      <text:p text:style-name="P2">[PRC] [ACC] [STACK] – copy the value of the head element of the stack to the <text:span text:style-name="T7">accumulator</text:span>.</text:p>
      <text:p text:style-name="P2">[P<text:span text:style-name="T7">R</text:span>C] [STACK] [<text:span text:style-name="T7">ACC</text:span>] – copy the value from the <text:span text:style-name="T7">accumulator</text:span> to the head of the stack.</text:p>
      <text:p text:style-name="P2"/>
      <text:p text:style-name="P2">[GJP] [STDI] [N] – move to label N, labels can only be numbers.</text:p>
      <text:p text:style-name="P2">[GJP] [STDA] [M] [N] – move to the label N, as a condition, the register value M is used, M has the following form: RC, where R is the register number R &gt;= 1, C is the register cell number C &gt;= 0.</text:p>
      <text:p text:style-name="P2">[GJP] [<text:span text:style-name="T4">ACC</text:span>] [N] – move to the <text:span text:style-name="T4">N</text:span> mark, the <text:span text:style-name="T4">accumulator</text:span> value is used as a condition.</text:p>
      <text:p text:style-name="P2">[GJP] [nil] [N] – do not move to cell N.</text:p>
      <text:p text:style-name="P2">[JPT] [N] [nil] – define label with number N.</text:p>
      <text:p text:style-name="P2"/>
      <text:p text:style-name="P3">[PUT] [STDI] [N] <text:s/>– is the output value of the register N as the number on the screen, N has the following form: RC, where R is the register number R &gt;= 1, C is the number of the cells of register C &gt;= 0.</text:p>
      <text:p text:style-name="P3">[PUT] [STDC] [N] <text:s/>– is the output value of the register N as the symbol on the screen N has the following form: RC, where R is the register number R &gt;= 1, C is the number of the cells of register C &gt;= 0.</text:p>
      <text:p text:style-name="P2">[PUT] [CWR] [N] — displays N as a character without registers.</text:p>
      <text:p text:style-name="P2">[PUT] [VWR] [N] — output N as a number on the screen without registers.</text:p>
      <text:p text:style-name="P3">[PUT] [ACC] [nil] – displays the register value as a number.</text:p>
      <text:p text:style-name="P2"/>
      <text:p text:style-name="P2">[DEB] [nil] [nil] — output of the currently read memory cell.</text:p>
      <text:p text:style-name="P2">[MAIN] [nil] [nil] — start of the program.</text:p>
      <text:p text:style-name="P2">[RESTART] [nil] [nil] — start the program again.</text:p>
      <text:p text:style-name="P2">[QUIT] [nil] [nil] — immediate termination of the program.</text:p>
      <text:p text:style-name="P2"/>
      <text:p text:style-name="P3">[CLEAR] [ALL] [nil] – erases all program code before calling CLEAR.</text:p>
      <text:p text:style-name="P3">[CLEAR] [N] [nil] – erases a specific memory location.</text:p>
      <text:p text:style-name="P2"><text:soft-page-break/></text:p>
      <text:p text:style-name="P3">[ACCADD] [STDI] [nil] – increase the battery value by 1.</text:p>
      <text:p text:style-name="P2">[ACCADD] [STDA] [N] — an addition to the value of the accumulator register value N, N has the following form: RC, where R is the register number R &gt;= 1, C is the number of the cells of register C &gt;= 0.</text:p>
      <text:p text:style-name="P3">[ACCADD] [VWR] [N] - add the number N to the value in the <text:span text:style-name="T2">accumulator.</text:span> </text:p>
      <text:p text:style-name="P2"/>
      <text:p text:style-name="P3">[ACCSUBT] [STDI] [nil] – decrease the <text:span text:style-name="T2">accumulator</text:span> value by 1.</text:p>
      <text:p text:style-name="P2">[ACCSUBT] [STDA] [N] — subtracting from the value of the accumulator register value N, N has the following form: RC, where R is the register number R &gt;= 1, C is the number of the cells of register C &gt;= 0.</text:p>
      <text:p text:style-name="P2">[AC<text:span text:style-name="T2">C</text:span>SUBST] [<text:span text:style-name="T2">VWR</text:span>] [N] - subtraction of the number <text:span text:style-name="T2">N</text:span> from the <text:span text:style-name="T2">accumulator</text:span> value.</text:p>
      <text:p text:style-name="P2"/>
      <text:p text:style-name="P2">[CMP] [STDI] [N, M, K] — a comparison of N and M and outputs the result in the register K, K has the following form: RC, where R is the register number R &gt;= 1, C is the number of the cells of register C &gt;= 0. It should be taken into account that if K &lt; 0, then N &lt; M, if K &gt; 0, then N &gt; M, if K = 0, then N = M.</text:p>
      <text:p text:style-name="P2"/>
      <text:p text:style-name="P3">[GOBACK] [nil] [nil] – is used if the jump to a label need to come back.</text:p>
      <text:p text:style-name="P3"/>
      <text:p text:style-name="P3">[INPUT] [STD<text:span text:style-name="T3">I</text:span>] [N] – entering numeric values in the register N. N has the following form: RC, where R is the register number R &gt;= 1, C is the register cell number C &gt;= 0.</text:p>
      <text:p text:style-name="P3">[INPUT] [STD<text:span text:style-name="T3">A</text:span>] [N] – enter character values in the register N. N has the following form: RC, where R is the register number R &gt;= 1, C is the register cell number C &gt;= 0.</text:p>
      <text:p text:style-name="P3">[INPUT] [AC<text:span text:style-name="T3">C</text:span>] [nil] - enter numeric values into the battery.</text:p>
      <text:p text:style-name="P3">[INPUT] [<text:span text:style-name="T3">CACC</text:span>] [nil] - enter character values into the battery.</text:p>
      <text:p text:style-name="P3"/>
      <text:p text:style-name="P3">[AC<text:span text:style-name="T3">C</text:span>MULT] [STD<text:span text:style-name="T3">A</text:span>] [N] — multiply the value of the accumulator to the value of the register N, N has the following form: RC, where R is the register number R &gt;= 1, C is the number of the cells of register C &gt;= 0.</text:p>
      <text:p text:style-name="P3">[[ACC<text:span text:style-name="T3">MULT</text:span>] [V<text:span text:style-name="T3">W</text:span>R] [N] — multiply the value of the accumulator by the number N.</text:p>
      <text:p text:style-name="P3"/>
      <text:p text:style-name="P3">[AC<text:span text:style-name="T3">CD</text:span>IV] [STD<text:span text:style-name="T3">A</text:span>] [N] — divide the value of the accumulator to the value of the register N, N has the following form: RC, where R is the register number R &gt;= 1, C is the number of the cells of register C &gt;= 0.</text:p>
      <text:p text:style-name="P3">[ACC<text:span text:style-name="T3">DIV</text:span>] [V<text:span text:style-name="T3">W</text:span>R] [N] - division of register value by N.</text:p>
      <text:p text:style-name="P3"/>
      <text:p text:style-name="P3">[PUSH] [N] [nil] – add value n to stack head.</text:p>
      <text:p text:style-name="P3">[EJECT] [nil] [nil] – extract the head element from the stack.</text:p>
      <text:p text:style-name="P3">[SUM] [nil] [nil] – is the sum of the values of the stack.</text:p>
      <text:p text:style-name="P3">[OUTPUT] [NUM] [nil] – output to the screen of the head element of the stack as numbers.</text:p>
      <text:p text:style-name="P3">[[OUTPUT] [SUM] [nil] – displays the head of the stack as a symbo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4:25:02.357000000</meta:creation-date>
    <dc:date>2019-04-13T11:32:58.694000000</dc:date>
    <meta:editing-duration>PT14M51S</meta:editing-duration>
    <meta:editing-cycles>6</meta:editing-cycles>
    <meta:generator>LibreOffice/6.1.4.2$Windows_x86 LibreOffice_project/9d0f32d1f0b509096fd65e0d4bec26ddd1938fd3</meta:generator>
    <meta:document-statistic meta:table-count="0" meta:image-count="0" meta:object-count="0" meta:page-count="3" meta:paragraph-count="95" meta:word-count="1381" meta:character-count="7359" meta:non-whitespace-character-count="5994"/>
  </office:meta>
</office:document-meta>
</file>